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proporcao_de_classe_por_distrito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fid</text:p>
          </table:table-cell>
          <table:table-cell office:value-type="string">
            <text:p>ds_codigo</text:p>
          </table:table-cell>
          <table:table-cell office:value-type="string">
            <text:p>ds_nome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COD_REG_5</text:p>
          </table:table-cell>
          <table:table-cell office:value-type="string">
            <text:p>NOME</text:p>
          </table:table-cell>
        </table:table-row>
        <table:table-row>
          <table:table-cell office:value-type="float" office:value="48"/>
          <table:table-cell office:value-type="string">
            <text:p>93</text:p>
          </table:table-cell>
          <table:table-cell office:value-type="string">
            <text:p>VILA PRUDENTE</text:p>
          </table:table-cell>
          <table:table-cell office:value-type="float" office:value="4.4644422368959269"/>
          <table:table-cell office:value-type="float" office:value="39.9287091684684157"/>
          <table:table-cell office:value-type="float" office:value="0.0000000000000000"/>
          <table:table-cell office:value-type="float" office:value="3.5586980657979312"/>
          <table:table-cell office:value-type="float" office:value="0.0000000000000000"/>
          <table:table-cell office:value-type="float" office:value="19.3303336644656092"/>
          <table:table-cell office:value-type="float" office:value="12.9200023374043127"/>
          <table:table-cell office:value-type="float" office:value="0.3213930929702565"/>
          <table:table-cell office:value-type="float" office:value="18.7459825863378740"/>
          <table:table-cell office:value-type="float" office:value="0.730438847659673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39"/>
          <table:table-cell office:value-type="string">
            <text:p>1</text:p>
          </table:table-cell>
          <table:table-cell office:value-type="string">
            <text:p>AGUA RASA</text:p>
          </table:table-cell>
          <table:table-cell office:value-type="float" office:value="2.9176442278770374"/>
          <table:table-cell office:value-type="float" office:value="51.2362389460386112"/>
          <table:table-cell office:value-type="float" office:value="0.0000000000000000"/>
          <table:table-cell office:value-type="float" office:value="3.4410154605065268"/>
          <table:table-cell office:value-type="float" office:value="0.0000000000000000"/>
          <table:table-cell office:value-type="float" office:value="10.1485893039764168"/>
          <table:table-cell office:value-type="float" office:value="13.4091319256451911"/>
          <table:table-cell office:value-type="float" office:value="3.4650785056848941"/>
          <table:table-cell office:value-type="float" office:value="14.8468988750526361"/>
          <table:table-cell office:value-type="float" office:value="0.5354027552186730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36"/>
          <table:table-cell office:value-type="string">
            <text:p>53</text:p>
          </table:table-cell>
          <table:table-cell office:value-type="string">
            <text:p>MOOCA</text:p>
          </table:table-cell>
          <table:table-cell office:value-type="float" office:value="1.4543155232374327"/>
          <table:table-cell office:value-type="float" office:value="62.4512593529349758"/>
          <table:table-cell office:value-type="float" office:value="0.0000000000000000"/>
          <table:table-cell office:value-type="float" office:value="1.8969332911792602"/>
          <table:table-cell office:value-type="float" office:value="0.1791548108335968"/>
          <table:table-cell office:value-type="float" office:value="6.6919591105490559"/>
          <table:table-cell office:value-type="float" office:value="12.3195278743808618"/>
          <table:table-cell office:value-type="float" office:value="4.2470228685846765"/>
          <table:table-cell office:value-type="float" office:value="10.0642849615344083"/>
          <table:table-cell office:value-type="float" office:value="0.6955422067657288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3"/>
          <table:table-cell office:value-type="string">
            <text:p>85</text:p>
          </table:table-cell>
          <table:table-cell office:value-type="string">
            <text:p>VILA FORMOSA</text:p>
          </table:table-cell>
          <table:table-cell office:value-type="float" office:value="4.9981350242446858"/>
          <table:table-cell office:value-type="float" office:value="37.1192341166231614"/>
          <table:table-cell office:value-type="float" office:value="0.0000000000000000"/>
          <table:table-cell office:value-type="float" office:value="4.2459281362675627"/>
          <table:table-cell office:value-type="float" office:value="0.0000000000000000"/>
          <table:table-cell office:value-type="float" office:value="14.1924654979485290"/>
          <table:table-cell office:value-type="float" office:value="12.1161258236976277"/>
          <table:table-cell office:value-type="float" office:value="5.8249409424344165"/>
          <table:table-cell office:value-type="float" office:value="20.4339176924033374"/>
          <table:table-cell office:value-type="float" office:value="1.069252766380703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9"/>
          <table:table-cell office:value-type="string">
            <text:p>72</text:p>
          </table:table-cell>
          <table:table-cell office:value-type="string">
            <text:p>SAO LUCAS</text:p>
          </table:table-cell>
          <table:table-cell office:value-type="float" office:value="8.6596479547251484"/>
          <table:table-cell office:value-type="float" office:value="41.1884648995048153"/>
          <table:table-cell office:value-type="float" office:value="0.2746452498855645"/>
          <table:table-cell office:value-type="float" office:value="1.7394199159419084"/>
          <table:table-cell office:value-type="float" office:value="0.0000000000000000"/>
          <table:table-cell office:value-type="float" office:value="12.8001331613332763"/>
          <table:table-cell office:value-type="float" office:value="12.9457783696059252"/>
          <table:table-cell office:value-type="float" office:value="0.0041612916649328"/>
          <table:table-cell office:value-type="float" office:value="21.5804585743414812"/>
          <table:table-cell office:value-type="float" office:value="0.8072905829969622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2"/>
          <table:table-cell office:value-type="string">
            <text:p>20</text:p>
          </table:table-cell>
          <table:table-cell office:value-type="string">
            <text:p>CARRAO</text:p>
          </table:table-cell>
          <table:table-cell office:value-type="float" office:value="3.0490208963070042"/>
          <table:table-cell office:value-type="float" office:value="47.3781048758049579"/>
          <table:table-cell office:value-type="float" office:value="0.1051386515967933"/>
          <table:table-cell office:value-type="float" office:value="4.0806939151005386"/>
          <table:table-cell office:value-type="float" office:value="0.0000000000000000"/>
          <table:table-cell office:value-type="float" office:value="12.7152056774871838"/>
          <table:table-cell office:value-type="float" office:value="13.3986069128663434"/>
          <table:table-cell office:value-type="float" office:value="1.4128006308319094"/>
          <table:table-cell office:value-type="float" office:value="14.7785517150742542"/>
          <table:table-cell office:value-type="float" office:value="3.0818767249310022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3"/>
          <table:table-cell office:value-type="string">
            <text:p>59</text:p>
          </table:table-cell>
          <table:table-cell office:value-type="string">
            <text:p>PENHA</text:p>
          </table:table-cell>
          <table:table-cell office:value-type="float" office:value="6.4752750727203736"/>
          <table:table-cell office:value-type="float" office:value="43.8851650436322274"/>
          <table:table-cell office:value-type="float" office:value="0.0042156738754690"/>
          <table:table-cell office:value-type="float" office:value="4.7004763711479285"/>
          <table:table-cell office:value-type="float" office:value="0.0000000000000000"/>
          <table:table-cell office:value-type="float" office:value="12.7439821255427681"/>
          <table:table-cell office:value-type="float" office:value="11.0787909447325159"/>
          <table:table-cell office:value-type="float" office:value="0.0042156738754690"/>
          <table:table-cell office:value-type="float" office:value="21.0151342692129361"/>
          <table:table-cell office:value-type="float" office:value="0.092744825260317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4"/>
          <table:table-cell office:value-type="string">
            <text:p>18</text:p>
          </table:table-cell>
          <table:table-cell office:value-type="string">
            <text:p>CANGAIBA</text:p>
          </table:table-cell>
          <table:table-cell office:value-type="float" office:value="14.0033620294432275"/>
          <table:table-cell office:value-type="float" office:value="25.9029086648667928"/>
          <table:table-cell office:value-type="float" office:value="1.3906576333350313"/>
          <table:table-cell office:value-type="float" office:value="3.6472925475014009"/>
          <table:table-cell office:value-type="float" office:value="0.0000000000000000"/>
          <table:table-cell office:value-type="float" office:value="15.9237939992868416"/>
          <table:table-cell office:value-type="float" office:value="11.4003362029443220"/>
          <table:table-cell office:value-type="float" office:value="0.0000000000000000"/>
          <table:table-cell office:value-type="float" office:value="21.3947328205389447"/>
          <table:table-cell office:value-type="float" office:value="6.336916102083439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5"/>
          <table:table-cell office:value-type="string">
            <text:p>91</text:p>
          </table:table-cell>
          <table:table-cell office:value-type="string">
            <text:p>VILA MATILDE</text:p>
          </table:table-cell>
          <table:table-cell office:value-type="float" office:value="10.9190846149780665"/>
          <table:table-cell office:value-type="float" office:value="30.5692088156017121"/>
          <table:table-cell office:value-type="float" office:value="0.0000000000000000"/>
          <table:table-cell office:value-type="float" office:value="5.0103060091961309"/>
          <table:table-cell office:value-type="float" office:value="0.0000000000000000"/>
          <table:table-cell office:value-type="float" office:value="18.6459489456159808"/>
          <table:table-cell office:value-type="float" office:value="9.8356323661540088"/>
          <table:table-cell office:value-type="float" office:value="0.0052851329210930"/>
          <table:table-cell office:value-type="float" office:value="24.7238518048728935"/>
          <table:table-cell office:value-type="float" office:value="0.2906823106601131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4"/>
          <table:table-cell office:value-type="string">
            <text:p>4</text:p>
          </table:table-cell>
          <table:table-cell office:value-type="string">
            <text:p>ARICANDUVA</text:p>
          </table:table-cell>
          <table:table-cell office:value-type="float" office:value="6.6501212702352079"/>
          <table:table-cell office:value-type="float" office:value="41.0626656889841541"/>
          <table:table-cell office:value-type="float" office:value="0.6035309380111682"/>
          <table:table-cell office:value-type="float" office:value="1.8895594788200125"/>
          <table:table-cell office:value-type="float" office:value="0.0000000000000000"/>
          <table:table-cell office:value-type="float" office:value="15.8271758136386715"/>
          <table:table-cell office:value-type="float" office:value="12.4372497038750076"/>
          <table:table-cell office:value-type="float" office:value="0.0000000000000000"/>
          <table:table-cell office:value-type="float" office:value="17.5305995826047720"/>
          <table:table-cell office:value-type="float" office:value="3.9990975238310114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6"/>
          <table:table-cell office:value-type="string">
            <text:p>64</text:p>
          </table:table-cell>
          <table:table-cell office:value-type="string">
            <text:p>PONTE RASA</text:p>
          </table:table-cell>
          <table:table-cell office:value-type="float" office:value="14.2678774120317815"/>
          <table:table-cell office:value-type="float" office:value="29.0749148694665180"/>
          <table:table-cell office:value-type="float" office:value="0.0000000000000000"/>
          <table:table-cell office:value-type="float" office:value="2.6276958002270150"/>
          <table:table-cell office:value-type="float" office:value="0.0000000000000000"/>
          <table:table-cell office:value-type="float" office:value="15.9818388195232703"/>
          <table:table-cell office:value-type="float" office:value="10.1532349602724192"/>
          <table:table-cell office:value-type="float" office:value="0.0000000000000000"/>
          <table:table-cell office:value-type="float" office:value="27.6106696935300810"/>
          <table:table-cell office:value-type="float" office:value="0.283768444948921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2"/>
          <table:table-cell office:value-type="string">
            <text:p>5</text:p>
          </table:table-cell>
          <table:table-cell office:value-type="string">
            <text:p>ARTUR ALVIM</text:p>
          </table:table-cell>
          <table:table-cell office:value-type="float" office:value="15.8936990998714105"/>
          <table:table-cell office:value-type="float" office:value="21.6888126875267915"/>
          <table:table-cell office:value-type="float" office:value="0.0000000000000000"/>
          <table:table-cell office:value-type="float" office:value="3.1290184312044578"/>
          <table:table-cell office:value-type="float" office:value="0.0000000000000000"/>
          <table:table-cell office:value-type="float" office:value="18.7912558936990983"/>
          <table:table-cell office:value-type="float" office:value="10.2357479639948572"/>
          <table:table-cell office:value-type="float" office:value="0.0000000000000000"/>
          <table:table-cell office:value-type="float" office:value="30.1500214316330890"/>
          <table:table-cell office:value-type="float" office:value="0.111444492070295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7"/>
          <table:table-cell office:value-type="string">
            <text:p>28</text:p>
          </table:table-cell>
          <table:table-cell office:value-type="string">
            <text:p>ERMELINO MATARAZZO</text:p>
          </table:table-cell>
          <table:table-cell office:value-type="float" office:value="22.0867208672086726"/>
          <table:table-cell office:value-type="float" office:value="10.4193410355156182"/>
          <table:table-cell office:value-type="float" office:value="1.8684923691342177"/>
          <table:table-cell office:value-type="float" office:value="3.9865924975039229"/>
          <table:table-cell office:value-type="float" office:value="0.0000000000000000"/>
          <table:table-cell office:value-type="float" office:value="17.9432320638995861"/>
          <table:table-cell office:value-type="float" office:value="7.2956782199400934"/>
          <table:table-cell office:value-type="float" office:value="0.0000000000000000"/>
          <table:table-cell office:value-type="float" office:value="27.9204107830551997"/>
          <table:table-cell office:value-type="float" office:value="8.4795321637426895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5"/>
          <table:table-cell office:value-type="string">
            <text:p>73</text:p>
          </table:table-cell>
          <table:table-cell office:value-type="string">
            <text:p>SAO MATEUS</text:p>
          </table:table-cell>
          <table:table-cell office:value-type="float" office:value="18.6407097941252538"/>
          <table:table-cell office:value-type="float" office:value="14.1097424412094075"/>
          <table:table-cell office:value-type="float" office:value="2.9804462055301926"/>
          <table:table-cell office:value-type="float" office:value="1.3567060039624432"/>
          <table:table-cell office:value-type="float" office:value="0.0000000000000000"/>
          <table:table-cell office:value-type="float" office:value="18.7440778706176268"/>
          <table:table-cell office:value-type="float" office:value="7.9937979154104584"/>
          <table:table-cell office:value-type="float" office:value="0.0000000000000000"/>
          <table:table-cell office:value-type="float" office:value="31.5832543716082377"/>
          <table:table-cell office:value-type="float" office:value="4.5912653975363948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6"/>
          <table:table-cell office:value-type="string">
            <text:p>75</text:p>
          </table:table-cell>
          <table:table-cell office:value-type="string">
            <text:p>SAO RAFAEL</text:p>
          </table:table-cell>
          <table:table-cell office:value-type="float" office:value="18.1509433962264168"/>
          <table:table-cell office:value-type="float" office:value="14.8679245283018879"/>
          <table:table-cell office:value-type="float" office:value="0.0000000000000000"/>
          <table:table-cell office:value-type="float" office:value="2.0226415094339623"/>
          <table:table-cell office:value-type="float" office:value="0.0000000000000000"/>
          <table:table-cell office:value-type="float" office:value="21.8264150943396231"/>
          <table:table-cell office:value-type="float" office:value="11.8037735849056613"/>
          <table:table-cell office:value-type="float" office:value="0.0000000000000000"/>
          <table:table-cell office:value-type="float" office:value="30.9735849056603776"/>
          <table:table-cell office:value-type="float" office:value="0.3547169811320754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7"/>
          <table:table-cell office:value-type="string">
            <text:p>33</text:p>
          </table:table-cell>
          <table:table-cell office:value-type="string">
            <text:p>IGUATEMI</text:p>
          </table:table-cell>
          <table:table-cell office:value-type="float" office:value="15.7087365856870100"/>
          <table:table-cell office:value-type="float" office:value="2.8573309631970507"/>
          <table:table-cell office:value-type="float" office:value="0.0197511356903022"/>
          <table:table-cell office:value-type="float" office:value="0.8756336822700639"/>
          <table:table-cell office:value-type="float" office:value="0.0000000000000000"/>
          <table:table-cell office:value-type="float" office:value="57.6338139443017923"/>
          <table:table-cell office:value-type="float" office:value="5.4052274672460339"/>
          <table:table-cell office:value-type="float" office:value="0.0000000000000000"/>
          <table:table-cell office:value-type="float" office:value="8.8221739416683125"/>
          <table:table-cell office:value-type="float" office:value="8.677332279939429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8"/>
          <table:table-cell office:value-type="string">
            <text:p>84</text:p>
          </table:table-cell>
          <table:table-cell office:value-type="string">
            <text:p>VILA CURUCA</text:p>
          </table:table-cell>
          <table:table-cell office:value-type="float" office:value="36.5529746153092177"/>
          <table:table-cell office:value-type="float" office:value="6.1011467215524835"/>
          <table:table-cell office:value-type="float" office:value="0.2156228560227384"/>
          <table:table-cell office:value-type="float" office:value="2.7785945310202878"/>
          <table:table-cell office:value-type="float" office:value="0.0000000000000000"/>
          <table:table-cell office:value-type="float" office:value="24.1840635107321340"/>
          <table:table-cell office:value-type="float" office:value="6.9195334705478766"/>
          <table:table-cell office:value-type="float" office:value="0.0000000000000000"/>
          <table:table-cell office:value-type="float" office:value="22.1503479368813068"/>
          <table:table-cell office:value-type="float" office:value="1.0977163579339411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21"/>
          <table:table-cell office:value-type="string">
            <text:p>96</text:p>
          </table:table-cell>
          <table:table-cell office:value-type="string">
            <text:p>LAJEADO</text:p>
          </table:table-cell>
          <table:table-cell office:value-type="float" office:value="40.9971968748136177"/>
          <table:table-cell office:value-type="float" office:value="3.9661239339178147"/>
          <table:table-cell office:value-type="float" office:value="0.0000000000000000"/>
          <table:table-cell office:value-type="float" office:value="2.5884177252937315"/>
          <table:table-cell office:value-type="float" office:value="0.0000000000000000"/>
          <table:table-cell office:value-type="float" office:value="23.6834257768235190"/>
          <table:table-cell office:value-type="float" office:value="5.1589431621637729"/>
          <table:table-cell office:value-type="float" office:value="0.0000000000000000"/>
          <table:table-cell office:value-type="float" office:value="23.3613645851971121"/>
          <table:table-cell office:value-type="float" office:value="0.2445279417904216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20"/>
          <table:table-cell office:value-type="string">
            <text:p>31</text:p>
          </table:table-cell>
          <table:table-cell office:value-type="string">
            <text:p>GUAIANASES</text:p>
          </table:table-cell>
          <table:table-cell office:value-type="float" office:value="28.7420382165605055"/>
          <table:table-cell office:value-type="float" office:value="3.3527954706298648"/>
          <table:table-cell office:value-type="float" office:value="0.0000000000000000"/>
          <table:table-cell office:value-type="float" office:value="4.5647558386411884"/>
          <table:table-cell office:value-type="float" office:value="0.0000000000000000"/>
          <table:table-cell office:value-type="float" office:value="20.9306440198159933"/>
          <table:table-cell office:value-type="float" office:value="4.0958952583156396"/>
          <table:table-cell office:value-type="float" office:value="0.0000000000000000"/>
          <table:table-cell office:value-type="float" office:value="37.6061571125265317"/>
          <table:table-cell office:value-type="float" office:value="0.707714083510261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9"/>
          <table:table-cell office:value-type="string">
            <text:p>36</text:p>
          </table:table-cell>
          <table:table-cell office:value-type="string">
            <text:p>ITAIM PAULISTA</text:p>
          </table:table-cell>
          <table:table-cell office:value-type="float" office:value="35.9672918927298113"/>
          <table:table-cell office:value-type="float" office:value="8.3785459618663776"/>
          <table:table-cell office:value-type="float" office:value="0.0000000000000000"/>
          <table:table-cell office:value-type="float" office:value="1.9105565028677725"/>
          <table:table-cell office:value-type="float" office:value="0.0000000000000000"/>
          <table:table-cell office:value-type="float" office:value="24.1202914276856291"/>
          <table:table-cell office:value-type="float" office:value="6.1967136878003410"/>
          <table:table-cell office:value-type="float" office:value="0.0000000000000000"/>
          <table:table-cell office:value-type="float" office:value="23.1940784374515552"/>
          <table:table-cell office:value-type="float" office:value="0.232522089598511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69"/>
          <table:table-cell office:value-type="string">
            <text:p>25</text:p>
          </table:table-cell>
          <table:table-cell office:value-type="string">
            <text:p>CIDADE TIRADENTES</text:p>
          </table:table-cell>
          <table:table-cell office:value-type="float" office:value="59.9470276633313759"/>
          <table:table-cell office:value-type="float" office:value="6.9452619187757509"/>
          <table:table-cell office:value-type="float" office:value="2.3101824602707475"/>
          <table:table-cell office:value-type="float" office:value="0.2869334902884049"/>
          <table:table-cell office:value-type="float" office:value="0.0000000000000000"/>
          <table:table-cell office:value-type="float" office:value="18.2901706886403765"/>
          <table:table-cell office:value-type="float" office:value="0.7504414361389052"/>
          <table:table-cell office:value-type="float" office:value="0.0000000000000000"/>
          <table:table-cell office:value-type="float" office:value="3.4799882283696295"/>
          <table:table-cell office:value-type="float" office:value="7.9899941141848148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72"/>
          <table:table-cell office:value-type="string">
            <text:p>76</text:p>
          </table:table-cell>
          <table:table-cell office:value-type="string">
            <text:p>SAPOPEMBA</text:p>
          </table:table-cell>
          <table:table-cell office:value-type="float" office:value="16.3969648345073296"/>
          <table:table-cell office:value-type="float" office:value="22.4781745492126497"/>
          <table:table-cell office:value-type="float" office:value="0.0027196823411026"/>
          <table:table-cell office:value-type="float" office:value="1.1585846773096904"/>
          <table:table-cell office:value-type="float" office:value="0.0000000000000000"/>
          <table:table-cell office:value-type="float" office:value="23.3620713100709843"/>
          <table:table-cell office:value-type="float" office:value="17.4957165003127635"/>
          <table:table-cell office:value-type="float" office:value="0.0000000000000000"/>
          <table:table-cell office:value-type="float" office:value="18.9697843291903503"/>
          <table:table-cell office:value-type="float" office:value="0.135984117055127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0"/>
          <table:table-cell office:value-type="string">
            <text:p>87</text:p>
          </table:table-cell>
          <table:table-cell office:value-type="string">
            <text:p>VILA JACUI</text:p>
          </table:table-cell>
          <table:table-cell office:value-type="float" office:value="26.7902506007552326"/>
          <table:table-cell office:value-type="float" office:value="11.1912118091314792"/>
          <table:table-cell office:value-type="float" office:value="0.0617919670442842"/>
          <table:table-cell office:value-type="float" office:value="2.8973566769653276"/>
          <table:table-cell office:value-type="float" office:value="0.0000000000000000"/>
          <table:table-cell office:value-type="float" office:value="24.4833504977686260"/>
          <table:table-cell office:value-type="float" office:value="8.2114658427737730"/>
          <table:table-cell office:value-type="float" office:value="0.0000000000000000"/>
          <table:table-cell office:value-type="float" office:value="24.7785787847579826"/>
          <table:table-cell office:value-type="float" office:value="1.5859938208032955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1"/>
          <table:table-cell office:value-type="string">
            <text:p>74</text:p>
          </table:table-cell>
          <table:table-cell office:value-type="string">
            <text:p>SAO MIGUEL</text:p>
          </table:table-cell>
          <table:table-cell office:value-type="float" office:value="25.1859998706087893"/>
          <table:table-cell office:value-type="float" office:value="16.0639192598822547"/>
          <table:table-cell office:value-type="float" office:value="0.0000000000000000"/>
          <table:table-cell office:value-type="float" office:value="2.9501196868732613"/>
          <table:table-cell office:value-type="float" office:value="0.0000000000000000"/>
          <table:table-cell office:value-type="float" office:value="20.7090638545642740"/>
          <table:table-cell office:value-type="float" office:value="9.2061849000452867"/>
          <table:table-cell office:value-type="float" office:value="0.0000000000000000"/>
          <table:table-cell office:value-type="float" office:value="25.2442259170602306"/>
          <table:table-cell office:value-type="float" office:value="0.6404865109659055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2"/>
          <table:table-cell office:value-type="string">
            <text:p>44</text:p>
          </table:table-cell>
          <table:table-cell office:value-type="string">
            <text:p>JARDIM HELENA</text:p>
          </table:table-cell>
          <table:table-cell office:value-type="float" office:value="33.0573057305730558"/>
          <table:table-cell office:value-type="float" office:value="8.8688868886888699"/>
          <table:table-cell office:value-type="float" office:value="0.1380138013801380"/>
          <table:table-cell office:value-type="float" office:value="2.2142214221422143"/>
          <table:table-cell office:value-type="float" office:value="0.0000000000000000"/>
          <table:table-cell office:value-type="float" office:value="22.4842484248424839"/>
          <table:table-cell office:value-type="float" office:value="8.2388238823882389"/>
          <table:table-cell office:value-type="float" office:value="0.0000000000000000"/>
          <table:table-cell office:value-type="float" office:value="24.8424842484248423"/>
          <table:table-cell office:value-type="float" office:value="0.1560156015601560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3"/>
          <table:table-cell office:value-type="string">
            <text:p>24</text:p>
          </table:table-cell>
          <table:table-cell office:value-type="string">
            <text:p>CIDADE LIDER</text:p>
          </table:table-cell>
          <table:table-cell office:value-type="float" office:value="21.3605368546379495"/>
          <table:table-cell office:value-type="float" office:value="6.0774975646715008"/>
          <table:table-cell office:value-type="float" office:value="14.6173828336400060"/>
          <table:table-cell office:value-type="float" office:value="2.4299166576469315"/>
          <table:table-cell office:value-type="float" office:value="0.0000000000000000"/>
          <table:table-cell office:value-type="float" office:value="21.8313670310639658"/>
          <table:table-cell office:value-type="float" office:value="7.0624526463903017"/>
          <table:table-cell office:value-type="float" office:value="0.0000000000000000"/>
          <table:table-cell office:value-type="float" office:value="18.4489663383483062"/>
          <table:table-cell office:value-type="float" office:value="8.1718800736010380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4"/>
          <table:table-cell office:value-type="string">
            <text:p>57</text:p>
          </table:table-cell>
          <table:table-cell office:value-type="string">
            <text:p>PARQUE DO CARMO</text:p>
          </table:table-cell>
          <table:table-cell office:value-type="float" office:value="9.1948764867337616"/>
          <table:table-cell office:value-type="float" office:value="5.0091491308325704"/>
          <table:table-cell office:value-type="float" office:value="20.9972552607502294"/>
          <table:table-cell office:value-type="float" office:value="2.0814272644098812"/>
          <table:table-cell office:value-type="float" office:value="0.0000000000000000"/>
          <table:table-cell office:value-type="float" office:value="12.6944190301921314"/>
          <table:table-cell office:value-type="float" office:value="4.1171088746569078"/>
          <table:table-cell office:value-type="float" office:value="0.0000000000000000"/>
          <table:table-cell office:value-type="float" office:value="15.4162854528819757"/>
          <table:table-cell office:value-type="float" office:value="30.4894784995425425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5"/>
          <table:table-cell office:value-type="string">
            <text:p>47</text:p>
          </table:table-cell>
          <table:table-cell office:value-type="string">
            <text:p>JOSE BONIFACIO</text:p>
          </table:table-cell>
          <table:table-cell office:value-type="float" office:value="17.1253405994550398"/>
          <table:table-cell office:value-type="float" office:value="0.6130790190735695"/>
          <table:table-cell office:value-type="float" office:value="5.9128065395095364"/>
          <table:table-cell office:value-type="float" office:value="1.2125340599455041"/>
          <table:table-cell office:value-type="float" office:value="0.0000000000000000"/>
          <table:table-cell office:value-type="float" office:value="8.6239782016348769"/>
          <table:table-cell office:value-type="float" office:value="3.5831062670299731"/>
          <table:table-cell office:value-type="float" office:value="0.0000000000000000"/>
          <table:table-cell office:value-type="float" office:value="18.1743869209809255"/>
          <table:table-cell office:value-type="float" office:value="44.7547683923705719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96"/>
          <table:table-cell office:value-type="string">
            <text:p>37</text:p>
          </table:table-cell>
          <table:table-cell office:value-type="string">
            <text:p>ITAQUERA</text:p>
          </table:table-cell>
          <table:table-cell office:value-type="float" office:value="22.5090410275595403"/>
          <table:table-cell office:value-type="float" office:value="12.3124246581036676"/>
          <table:table-cell office:value-type="float" office:value="0.0498815313630128"/>
          <table:table-cell office:value-type="float" office:value="3.6829197323024485"/>
          <table:table-cell office:value-type="float" office:value="0.0000000000000000"/>
          <table:table-cell office:value-type="float" office:value="20.5387205387205363"/>
          <table:table-cell office:value-type="float" office:value="7.9062227210375342"/>
          <table:table-cell office:value-type="float" office:value="0.0000000000000000"/>
          <table:table-cell office:value-type="float" office:value="32.0530406950160085"/>
          <table:table-cell office:value-type="float" office:value="0.9477490958972440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1"/>
          <table:table-cell office:value-type="string">
            <text:p>10</text:p>
          </table:table-cell>
          <table:table-cell office:value-type="string">
            <text:p>BRAS</text:p>
          </table:table-cell>
          <table:table-cell office:value-type="float" office:value="0.0567536889897843"/>
          <table:table-cell office:value-type="float" office:value="22.0204313280363202"/>
          <table:table-cell office:value-type="float" office:value="0.0000000000000000"/>
          <table:table-cell office:value-type="float" office:value="0.1135073779795687"/>
          <table:table-cell office:value-type="float" office:value="8.7968217934165711"/>
          <table:table-cell office:value-type="float" office:value="0.5107832009080591"/>
          <table:table-cell office:value-type="float" office:value="9.4778660612939838"/>
          <table:table-cell office:value-type="float" office:value="58.3995459704880844"/>
          <table:table-cell office:value-type="float" office:value="0.5107832009080591"/>
          <table:table-cell office:value-type="float" office:value="0.1135073779795687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38"/>
          <table:table-cell office:value-type="string">
            <text:p>80</text:p>
          </table:table-cell>
          <table:table-cell office:value-type="string">
            <text:p>TATUAPE</text:p>
          </table:table-cell>
          <table:table-cell office:value-type="float" office:value="0.4727564102564103"/>
          <table:table-cell office:value-type="float" office:value="27.0192307692307665"/>
          <table:table-cell office:value-type="float" office:value="0.3285256410256411"/>
          <table:table-cell office:value-type="float" office:value="1.1858974358974361"/>
          <table:table-cell office:value-type="float" office:value="0.0000000000000000"/>
          <table:table-cell office:value-type="float" office:value="2.1554487179487181"/>
          <table:table-cell office:value-type="float" office:value="6.3060897435897445"/>
          <table:table-cell office:value-type="float" office:value="58.3333333333333499"/>
          <table:table-cell office:value-type="float" office:value="3.8381410256410264"/>
          <table:table-cell office:value-type="float" office:value="0.3605769230769231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40"/>
          <table:table-cell office:value-type="string">
            <text:p>8</text:p>
          </table:table-cell>
          <table:table-cell office:value-type="string">
            <text:p>BELEM</text:p>
          </table:table-cell>
          <table:table-cell office:value-type="float" office:value="0.5647992672874370"/>
          <table:table-cell office:value-type="float" office:value="68.4628301022744665"/>
          <table:table-cell office:value-type="float" office:value="0.0000000000000000"/>
          <table:table-cell office:value-type="float" office:value="0.8395664784002441"/>
          <table:table-cell office:value-type="float" office:value="0.4426805067928560"/>
          <table:table-cell office:value-type="float" office:value="2.8545260265608308"/>
          <table:table-cell office:value-type="float" office:value="12.8224698519310039"/>
          <table:table-cell office:value-type="float" office:value="5.8311708136162421"/>
          <table:table-cell office:value-type="float" office:value="8.1056327278278122"/>
          <table:table-cell office:value-type="float" office:value="0.0763242253091131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37"/>
          <table:table-cell office:value-type="string">
            <text:p>56</text:p>
          </table:table-cell>
          <table:table-cell office:value-type="string">
            <text:p>PARI</text:p>
          </table:table-cell>
          <table:table-cell office:value-type="float" office:value="0.6934812760055479"/>
          <table:table-cell office:value-type="float" office:value="58.7609801202034205"/>
          <table:table-cell office:value-type="float" office:value="0.0000000000000000"/>
          <table:table-cell office:value-type="float" office:value="1.8030513176144243"/>
          <table:table-cell office:value-type="float" office:value="1.2020342117429497"/>
          <table:table-cell office:value-type="float" office:value="3.0050855293573742"/>
          <table:table-cell office:value-type="float" office:value="8.1368469717984286"/>
          <table:table-cell office:value-type="float" office:value="14.9791955617198322"/>
          <table:table-cell office:value-type="float" office:value="11.4193250115580209"/>
          <table:table-cell office:value-type="float" office:value="0.0000000000000000"/>
          <table:table-cell office:value-type="string">
            <text:p>2</text:p>
          </table:table-cell>
          <table:table-cell office:value-type="string">
            <text:p>Leste</text:p>
          </table:table-cell>
        </table:table-row>
        <table:table-row>
          <table:table-cell office:value-type="float" office:value="10"/>
          <table:table-cell office:value-type="string">
            <text:p>89</text:p>
          </table:table-cell>
          <table:table-cell office:value-type="string">
            <text:p>VILA MARIA</text:p>
          </table:table-cell>
          <table:table-cell office:value-type="float" office:value="4.7348085704250087"/>
          <table:table-cell office:value-type="float" office:value="45.9009483667017903"/>
          <table:table-cell office:value-type="float" office:value="0.4776958201615736"/>
          <table:table-cell office:value-type="float" office:value="4.2219880576044959"/>
          <table:table-cell office:value-type="float" office:value="0.0000000000000000"/>
          <table:table-cell office:value-type="float" office:value="9.4415173867228663"/>
          <table:table-cell office:value-type="float" office:value="13.6635054443273614"/>
          <table:table-cell office:value-type="float" office:value="0.0070249385317878"/>
          <table:table-cell office:value-type="float" office:value="19.9157007376185469"/>
          <table:table-cell office:value-type="float" office:value="1.6368106779065683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9"/>
          <table:table-cell office:value-type="string">
            <text:p>86</text:p>
          </table:table-cell>
          <table:table-cell office:value-type="string">
            <text:p>VILA GUILHERME</text:p>
          </table:table-cell>
          <table:table-cell office:value-type="float" office:value="2.9232643118148598"/>
          <table:table-cell office:value-type="float" office:value="52.4563540397888772"/>
          <table:table-cell office:value-type="float" office:value="0.0101502233049127"/>
          <table:table-cell office:value-type="float" office:value="3.2582216808769791"/>
          <table:table-cell office:value-type="float" office:value="0.0000000000000000"/>
          <table:table-cell office:value-type="float" office:value="10.0893219650832329"/>
          <table:table-cell office:value-type="float" office:value="11.9265123832724314"/>
          <table:table-cell office:value-type="float" office:value="0.0609013398294762"/>
          <table:table-cell office:value-type="float" office:value="18.8286642306130751"/>
          <table:table-cell office:value-type="float" office:value="0.4466098254161592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6"/>
          <table:table-cell office:value-type="string">
            <text:p>21</text:p>
          </table:table-cell>
          <table:table-cell office:value-type="string">
            <text:p>CASA VERDE</text:p>
          </table:table-cell>
          <table:table-cell office:value-type="float" office:value="5.8969164978618052"/>
          <table:table-cell office:value-type="float" office:value="40.1305424262885424"/>
          <table:table-cell office:value-type="float" office:value="0.0000000000000000"/>
          <table:table-cell office:value-type="float" office:value="7.7950333858504015"/>
          <table:table-cell office:value-type="float" office:value="0.0000000000000000"/>
          <table:table-cell office:value-type="float" office:value="8.7853552404531481"/>
          <table:table-cell office:value-type="float" office:value="12.0189061444969614"/>
          <table:table-cell office:value-type="float" office:value="1.6580388626303548"/>
          <table:table-cell office:value-type="float" office:value="20.1965638832620620"/>
          <table:table-cell office:value-type="float" office:value="3.5186435591567262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"/>
          <table:table-cell office:value-type="string">
            <text:p>50</text:p>
          </table:table-cell>
          <table:table-cell office:value-type="string">
            <text:p>LIMAO</text:p>
          </table:table-cell>
          <table:table-cell office:value-type="float" office:value="6.6847047588731501"/>
          <table:table-cell office:value-type="float" office:value="39.0577749482731136"/>
          <table:table-cell office:value-type="float" office:value="0.0000000000000000"/>
          <table:table-cell office:value-type="float" office:value="4.3450580932675473"/>
          <table:table-cell office:value-type="float" office:value="0.0000000000000000"/>
          <table:table-cell office:value-type="float" office:value="15.9875855483049492"/>
          <table:table-cell office:value-type="float" office:value="11.7459812191628199"/>
          <table:table-cell office:value-type="float" office:value="0.0000000000000000"/>
          <table:table-cell office:value-type="float" office:value="22.0515677224255953"/>
          <table:table-cell office:value-type="float" office:value="0.1273277096928219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2"/>
          <table:table-cell office:value-type="string">
            <text:p>95</text:p>
          </table:table-cell>
          <table:table-cell office:value-type="string">
            <text:p>SAO DOMINGOS</text:p>
          </table:table-cell>
          <table:table-cell office:value-type="float" office:value="10.1349630761395488"/>
          <table:table-cell office:value-type="float" office:value="26.4132925897631807"/>
          <table:table-cell office:value-type="float" office:value="0.1846193022663611"/>
          <table:table-cell office:value-type="float" office:value="8.9826839826839837"/>
          <table:table-cell office:value-type="float" office:value="0.0000000000000000"/>
          <table:table-cell office:value-type="float" office:value="21.5622612681436223"/>
          <table:table-cell office:value-type="float" office:value="12.5668449197860959"/>
          <table:table-cell office:value-type="float" office:value="0.0000000000000000"/>
          <table:table-cell office:value-type="float" office:value="15.7435701553348633"/>
          <table:table-cell office:value-type="float" office:value="4.4117647058823541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11"/>
          <table:table-cell office:value-type="string">
            <text:p>92</text:p>
          </table:table-cell>
          <table:table-cell office:value-type="string">
            <text:p>VILA MEDEIROS</text:p>
          </table:table-cell>
          <table:table-cell office:value-type="float" office:value="3.4933760864062107"/>
          <table:table-cell office:value-type="float" office:value="50.0548476921778729"/>
          <table:table-cell office:value-type="float" office:value="0.7425533710235424"/>
          <table:table-cell office:value-type="float" office:value="1.6665260315585184"/>
          <table:table-cell office:value-type="float" office:value="0.0000000000000000"/>
          <table:table-cell office:value-type="float" office:value="7.6364863724580205"/>
          <table:table-cell office:value-type="float" office:value="20.5678845667032313"/>
          <table:table-cell office:value-type="float" office:value="0.0000000000000000"/>
          <table:table-cell office:value-type="float" office:value="15.1759345202936462"/>
          <table:table-cell office:value-type="float" office:value="0.6623913593789553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5"/>
          <table:table-cell office:value-type="string">
            <text:p>29</text:p>
          </table:table-cell>
          <table:table-cell office:value-type="string">
            <text:p>FREGUESIA DO O</text:p>
          </table:table-cell>
          <table:table-cell office:value-type="float" office:value="12.1423080208422309"/>
          <table:table-cell office:value-type="float" office:value="30.3664474246177498"/>
          <table:table-cell office:value-type="float" office:value="0.1494832151704109"/>
          <table:table-cell office:value-type="float" office:value="3.5235329290168274"/>
          <table:table-cell office:value-type="float" office:value="0.0000000000000000"/>
          <table:table-cell office:value-type="float" office:value="17.7543350132399418"/>
          <table:table-cell office:value-type="float" office:value="10.5919535320748270"/>
          <table:table-cell office:value-type="float" office:value="0.0042709490048689"/>
          <table:table-cell office:value-type="float" office:value="24.8184846672930739"/>
          <table:table-cell office:value-type="float" office:value="0.6491842487400701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1"/>
          <table:table-cell office:value-type="string">
            <text:p>63</text:p>
          </table:table-cell>
          <table:table-cell office:value-type="string">
            <text:p>PIRITUBA</text:p>
          </table:table-cell>
          <table:table-cell office:value-type="float" office:value="11.9909770865487335"/>
          <table:table-cell office:value-type="float" office:value="16.3243499940638692"/>
          <table:table-cell office:value-type="float" office:value="10.9620483596501632"/>
          <table:table-cell office:value-type="float" office:value="3.9455459258379824"/>
          <table:table-cell office:value-type="float" office:value="0.0000000000000000"/>
          <table:table-cell office:value-type="float" office:value="16.7834105029878486"/>
          <table:table-cell office:value-type="float" office:value="7.4834777790969156"/>
          <table:table-cell office:value-type="float" office:value="0.0000000000000000"/>
          <table:table-cell office:value-type="float" office:value="19.8504095927816664"/>
          <table:table-cell office:value-type="float" office:value="12.6597807590328078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7"/>
          <table:table-cell office:value-type="string">
            <text:p>13</text:p>
          </table:table-cell>
          <table:table-cell office:value-type="string">
            <text:p>CACHOEIRINHA</text:p>
          </table:table-cell>
          <table:table-cell office:value-type="float" office:value="14.4472528934415347"/>
          <table:table-cell office:value-type="float" office:value="12.5781561793268626"/>
          <table:table-cell office:value-type="float" office:value="21.1520553412265571"/>
          <table:table-cell office:value-type="float" office:value="3.3923107622721842"/>
          <table:table-cell office:value-type="float" office:value="0.0000000000000000"/>
          <table:table-cell office:value-type="float" office:value="11.4939470533457513"/>
          <table:table-cell office:value-type="float" office:value="6.0196887056006396"/>
          <table:table-cell office:value-type="float" office:value="0.0000000000000000"/>
          <table:table-cell office:value-type="float" office:value="19.0102434481841200"/>
          <table:table-cell office:value-type="float" office:value="11.9063456166023691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4"/>
          <table:table-cell office:value-type="string">
            <text:p>11</text:p>
          </table:table-cell>
          <table:table-cell office:value-type="string">
            <text:p>BRASILANDIA</text:p>
          </table:table-cell>
          <table:table-cell office:value-type="float" office:value="18.8708834291688419"/>
          <table:table-cell office:value-type="float" office:value="12.5095500422212407"/>
          <table:table-cell office:value-type="float" office:value="3.3294462986046889"/>
          <table:table-cell office:value-type="float" office:value="2.5453375688608300"/>
          <table:table-cell office:value-type="float" office:value="0.0000000000000000"/>
          <table:table-cell office:value-type="float" office:value="14.4195584864690947"/>
          <table:table-cell office:value-type="float" office:value="8.1306043668824621"/>
          <table:table-cell office:value-type="float" office:value="0.0000000000000000"/>
          <table:table-cell office:value-type="float" office:value="27.8981864972455647"/>
          <table:table-cell office:value-type="float" office:value="12.2964333105472665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3"/>
          <table:table-cell office:value-type="string">
            <text:p>42</text:p>
          </table:table-cell>
          <table:table-cell office:value-type="string">
            <text:p>JARAGUA</text:p>
          </table:table-cell>
          <table:table-cell office:value-type="float" office:value="19.1588785046728916"/>
          <table:table-cell office:value-type="float" office:value="2.3680222278353114"/>
          <table:table-cell office:value-type="float" office:value="20.8764839605961043"/>
          <table:table-cell office:value-type="float" office:value="3.0815862591563521"/>
          <table:table-cell office:value-type="float" office:value="0.0000000000000000"/>
          <table:table-cell office:value-type="float" office:value="19.8471836322303581"/>
          <table:table-cell office:value-type="float" office:value="7.3250820914372312"/>
          <table:table-cell office:value-type="float" office:value="0.0000000000000000"/>
          <table:table-cell office:value-type="float" office:value="12.9641323566557194"/>
          <table:table-cell office:value-type="float" office:value="14.3786309674160115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70"/>
          <table:table-cell office:value-type="string">
            <text:p>61</text:p>
          </table:table-cell>
          <table:table-cell office:value-type="string">
            <text:p>PERUS</text:p>
          </table:table-cell>
          <table:table-cell office:value-type="float" office:value="25.6743130829342086"/>
          <table:table-cell office:value-type="float" office:value="2.1804890345349133"/>
          <table:table-cell office:value-type="float" office:value="6.6801109150491564"/>
          <table:table-cell office:value-type="float" office:value="5.8230400806654901"/>
          <table:table-cell office:value-type="float" office:value="0.0000000000000000"/>
          <table:table-cell office:value-type="float" office:value="11.5578522813208977"/>
          <table:table-cell office:value-type="float" office:value="2.1300731031005800"/>
          <table:table-cell office:value-type="float" office:value="0.0000000000000000"/>
          <table:table-cell office:value-type="float" office:value="28.4850012603982847"/>
          <table:table-cell office:value-type="float" office:value="17.4691202419964711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71"/>
          <table:table-cell office:value-type="string">
            <text:p>3</text:p>
          </table:table-cell>
          <table:table-cell office:value-type="string">
            <text:p>ANHANGUERA</text:p>
          </table:table-cell>
          <table:table-cell office:value-type="float" office:value="10.4068857589984347"/>
          <table:table-cell office:value-type="float" office:value="0.1564945226917058"/>
          <table:table-cell office:value-type="float" office:value="30.6416275430359946"/>
          <table:table-cell office:value-type="float" office:value="1.6901408450704223"/>
          <table:table-cell office:value-type="float" office:value="0.0000000000000000"/>
          <table:table-cell office:value-type="float" office:value="32.3317683881064184"/>
          <table:table-cell office:value-type="float" office:value="7.7777777777777777"/>
          <table:table-cell office:value-type="float" office:value="0.0000000000000000"/>
          <table:table-cell office:value-type="float" office:value="2.8012519561815337"/>
          <table:table-cell office:value-type="float" office:value="14.1940532081377171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1"/>
          <table:table-cell office:value-type="string">
            <text:p>39</text:p>
          </table:table-cell>
          <table:table-cell office:value-type="string">
            <text:p>JACANA</text:p>
          </table:table-cell>
          <table:table-cell office:value-type="float" office:value="7.9049706568620532"/>
          <table:table-cell office:value-type="float" office:value="38.7470833627943207"/>
          <table:table-cell office:value-type="float" office:value="0.7706992858657994"/>
          <table:table-cell office:value-type="float" office:value="2.4322986636498629"/>
          <table:table-cell office:value-type="float" office:value="0.0000000000000000"/>
          <table:table-cell office:value-type="float" office:value="10.7615074595206135"/>
          <table:table-cell office:value-type="float" office:value="12.9958283249664177"/>
          <table:table-cell office:value-type="float" office:value="0.0000000000000000"/>
          <table:table-cell office:value-type="float" office:value="20.0735346107615094"/>
          <table:table-cell office:value-type="float" office:value="6.3140776355794408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2"/>
          <table:table-cell office:value-type="string">
            <text:p>81</text:p>
          </table:table-cell>
          <table:table-cell office:value-type="string">
            <text:p>TREMEMBE</text:p>
          </table:table-cell>
          <table:table-cell office:value-type="float" office:value="4.0420550426293236"/>
          <table:table-cell office:value-type="float" office:value="5.0315854574369396"/>
          <table:table-cell office:value-type="float" office:value="58.4618103105535170"/>
          <table:table-cell office:value-type="float" office:value="4.8725537836285726"/>
          <table:table-cell office:value-type="float" office:value="0.0000000000000000"/>
          <table:table-cell office:value-type="float" office:value="6.2022352785263068"/>
          <table:table-cell office:value-type="float" office:value="4.1259884260281838"/>
          <table:table-cell office:value-type="float" office:value="0.0265052789680611"/>
          <table:table-cell office:value-type="float" office:value="4.4793921456023327"/>
          <table:table-cell office:value-type="float" office:value="12.7578742766267634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3"/>
          <table:table-cell office:value-type="string">
            <text:p>51</text:p>
          </table:table-cell>
          <table:table-cell office:value-type="string">
            <text:p>MANDAQUI</text:p>
          </table:table-cell>
          <table:table-cell office:value-type="float" office:value="4.9290710596849063"/>
          <table:table-cell office:value-type="float" office:value="15.6239785578871686"/>
          <table:table-cell office:value-type="float" office:value="25.5736418905667833"/>
          <table:table-cell office:value-type="float" office:value="3.7523697457017722"/>
          <table:table-cell office:value-type="float" office:value="0.0000000000000000"/>
          <table:table-cell office:value-type="float" office:value="8.7337386415637077"/>
          <table:table-cell office:value-type="float" office:value="6.9360005229783628"/>
          <table:table-cell office:value-type="float" office:value="1.6277701510100022"/>
          <table:table-cell office:value-type="float" office:value="10.1392429888213389"/>
          <table:table-cell office:value-type="float" office:value="22.6841864417859753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4"/>
          <table:table-cell office:value-type="string">
            <text:p>70</text:p>
          </table:table-cell>
          <table:table-cell office:value-type="string">
            <text:p>SANTANA</text:p>
          </table:table-cell>
          <table:table-cell office:value-type="float" office:value="0.8848477451638495"/>
          <table:table-cell office:value-type="float" office:value="10.3618722157808012"/>
          <table:table-cell office:value-type="float" office:value="0.4576798681881979"/>
          <table:table-cell office:value-type="float" office:value="5.1748337096478911"/>
          <table:table-cell office:value-type="float" office:value="0.0000000000000000"/>
          <table:table-cell office:value-type="float" office:value="7.0482699700982492"/>
          <table:table-cell office:value-type="float" office:value="5.1382193201928352"/>
          <table:table-cell office:value-type="float" office:value="62.4397388173552201"/>
          <table:table-cell office:value-type="float" office:value="4.9063281869774826"/>
          <table:table-cell office:value-type="float" office:value="3.5882101665954722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85"/>
          <table:table-cell office:value-type="string">
            <text:p>82</text:p>
          </table:table-cell>
          <table:table-cell office:value-type="string">
            <text:p>TUCURUVI</text:p>
          </table:table-cell>
          <table:table-cell office:value-type="float" office:value="3.4881489300451021"/>
          <table:table-cell office:value-type="float" office:value="32.5160733135015789"/>
          <table:table-cell office:value-type="float" office:value="6.5492755013914232"/>
          <table:table-cell office:value-type="float" office:value="5.5368966509931878"/>
          <table:table-cell office:value-type="float" office:value="0.0000000000000000"/>
          <table:table-cell office:value-type="float" office:value="12.5083965070530692"/>
          <table:table-cell office:value-type="float" office:value="8.5932252183091826"/>
          <table:table-cell office:value-type="float" office:value="4.4429517320794556"/>
          <table:table-cell office:value-type="float" office:value="14.1924959216965760"/>
          <table:table-cell office:value-type="float" office:value="12.1725362249304307"/>
          <table:table-cell office:value-type="string">
            <text:p>3</text:p>
          </table:table-cell>
          <table:table-cell office:value-type="string">
            <text:p>Norte</text:p>
          </table:table-cell>
        </table:table-row>
        <table:table-row>
          <table:table-cell office:value-type="float" office:value="67"/>
          <table:table-cell office:value-type="string">
            <text:p>52</text:p>
          </table:table-cell>
          <table:table-cell office:value-type="string">
            <text:p>MARSILAC</text:p>
          </table:table-cell>
          <table:table-cell office:value-type="float" office:value="28.7128712871287171"/>
          <table:table-cell office:value-type="float" office:value="0.0000000000000000"/>
          <table:table-cell office:value-type="float" office:value="57.9207920792079136"/>
          <table:table-cell office:value-type="float" office:value="0.4950495049504952"/>
          <table:table-cell office:value-type="float" office:value="0.0000000000000000"/>
          <table:table-cell office:value-type="float" office:value="1.9801980198019806"/>
          <table:table-cell office:value-type="float" office:value="0.9900990099009903"/>
          <table:table-cell office:value-type="float" office:value="0.0000000000000000"/>
          <table:table-cell office:value-type="float" office:value="0.0000000000000000"/>
          <table:table-cell office:value-type="float" office:value="9.9009900990099027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8"/>
          <table:table-cell office:value-type="string">
            <text:p>55</text:p>
          </table:table-cell>
          <table:table-cell office:value-type="string">
            <text:p>PARELHEIROS</text:p>
          </table:table-cell>
          <table:table-cell office:value-type="float" office:value="25.4926891290527635"/>
          <table:table-cell office:value-type="float" office:value="0.4132231404958679"/>
          <table:table-cell office:value-type="float" office:value="5.3877940241576612"/>
          <table:table-cell office:value-type="float" office:value="12.9529561347743147"/>
          <table:table-cell office:value-type="float" office:value="0.0000000000000000"/>
          <table:table-cell office:value-type="float" office:value="3.6872218690400511"/>
          <table:table-cell office:value-type="float" office:value="0.5880483153210426"/>
          <table:table-cell office:value-type="float" office:value="0.0000000000000000"/>
          <table:table-cell office:value-type="float" office:value="12.2854418308963780"/>
          <table:table-cell office:value-type="float" office:value="39.1926255562619232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6"/>
          <table:table-cell office:value-type="string">
            <text:p>30</text:p>
          </table:table-cell>
          <table:table-cell office:value-type="string">
            <text:p>GRAJAU</text:p>
          </table:table-cell>
          <table:table-cell office:value-type="float" office:value="11.1313340227507762"/>
          <table:table-cell office:value-type="float" office:value="0.5170630816959669"/>
          <table:table-cell office:value-type="float" office:value="30.7838676318510878"/>
          <table:table-cell office:value-type="float" office:value="2.9245087900723887"/>
          <table:table-cell office:value-type="float" office:value="0.0000000000000000"/>
          <table:table-cell office:value-type="float" office:value="3.7518097207859360"/>
          <table:table-cell office:value-type="float" office:value="1.3195449844881075"/>
          <table:table-cell office:value-type="float" office:value="0.0000000000000000"/>
          <table:table-cell office:value-type="float" office:value="7.3753877973112729"/>
          <table:table-cell office:value-type="float" office:value="42.1964839710444650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5"/>
          <table:table-cell office:value-type="string">
            <text:p>23</text:p>
          </table:table-cell>
          <table:table-cell office:value-type="string">
            <text:p>CIDADE DUTRA</text:p>
          </table:table-cell>
          <table:table-cell office:value-type="float" office:value="24.9780055846689351"/>
          <table:table-cell office:value-type="float" office:value="17.9053666373407800"/>
          <table:table-cell office:value-type="float" office:value="0.5163906208162797"/>
          <table:table-cell office:value-type="float" office:value="5.7108977546570783"/>
          <table:table-cell office:value-type="float" office:value="0.0000000000000000"/>
          <table:table-cell office:value-type="float" office:value="14.2523811345293190"/>
          <table:table-cell office:value-type="float" office:value="6.0092567800175951"/>
          <table:table-cell office:value-type="float" office:value="0.0000000000000000"/>
          <table:table-cell office:value-type="float" office:value="26.3550472401790152"/>
          <table:table-cell office:value-type="float" office:value="4.2726542477909950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2"/>
          <table:table-cell office:value-type="string">
            <text:p>43</text:p>
          </table:table-cell>
          <table:table-cell office:value-type="string">
            <text:p>JARDIM ANGELA</text:p>
          </table:table-cell>
          <table:table-cell office:value-type="float" office:value="37.4975628777539498"/>
          <table:table-cell office:value-type="float" office:value="3.8019107038409041"/>
          <table:table-cell office:value-type="float" office:value="2.2372782218756093"/>
          <table:table-cell office:value-type="float" office:value="5.1764476506141550"/>
          <table:table-cell office:value-type="float" office:value="0.0000000000000000"/>
          <table:table-cell office:value-type="float" office:value="12.6389159680249552"/>
          <table:table-cell office:value-type="float" office:value="3.2852407876779099"/>
          <table:table-cell office:value-type="float" office:value="0.0000000000000000"/>
          <table:table-cell office:value-type="float" office:value="22.7578475336322867"/>
          <table:table-cell office:value-type="float" office:value="12.6047962565802312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4"/>
          <table:table-cell office:value-type="string">
            <text:p>79</text:p>
          </table:table-cell>
          <table:table-cell office:value-type="string">
            <text:p>SOCORRO</text:p>
          </table:table-cell>
          <table:table-cell office:value-type="float" office:value="6.5152271592611086"/>
          <table:table-cell office:value-type="float" office:value="40.4767848227658504"/>
          <table:table-cell office:value-type="float" office:value="0.0000000000000000"/>
          <table:table-cell office:value-type="float" office:value="18.1228157763354965"/>
          <table:table-cell office:value-type="float" office:value="0.0000000000000000"/>
          <table:table-cell office:value-type="float" office:value="7.2016974538192713"/>
          <table:table-cell office:value-type="float" office:value="5.5541687468796805"/>
          <table:table-cell office:value-type="float" office:value="0.0000000000000000"/>
          <table:table-cell office:value-type="float" office:value="18.8092860708936591"/>
          <table:table-cell office:value-type="float" office:value="3.3200199700449322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3"/>
          <table:table-cell office:value-type="string">
            <text:p>46</text:p>
          </table:table-cell>
          <table:table-cell office:value-type="string">
            <text:p>JARDIM SAO LUIS</text:p>
          </table:table-cell>
          <table:table-cell office:value-type="float" office:value="20.6621927554980616"/>
          <table:table-cell office:value-type="float" office:value="10.3169469598965069"/>
          <table:table-cell office:value-type="float" office:value="4.2367399741267793"/>
          <table:table-cell office:value-type="float" office:value="4.4348318240620959"/>
          <table:table-cell office:value-type="float" office:value="0.0000000000000000"/>
          <table:table-cell office:value-type="float" office:value="10.0784282018111249"/>
          <table:table-cell office:value-type="float" office:value="8.2390038809831818"/>
          <table:table-cell office:value-type="float" office:value="0.0000000000000000"/>
          <table:table-cell office:value-type="float" office:value="22.1741591203104811"/>
          <table:table-cell office:value-type="float" office:value="19.8576972833117722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0"/>
          <table:table-cell office:value-type="string">
            <text:p>19</text:p>
          </table:table-cell>
          <table:table-cell office:value-type="string">
            <text:p>CAPAO REDONDO</text:p>
          </table:table-cell>
          <table:table-cell office:value-type="float" office:value="35.4947052315473357"/>
          <table:table-cell office:value-type="float" office:value="6.7765133554607244"/>
          <table:table-cell office:value-type="float" office:value="0.1027343132606291"/>
          <table:table-cell office:value-type="float" office:value="3.4574047731942468"/>
          <table:table-cell office:value-type="float" office:value="0.0000000000000000"/>
          <table:table-cell office:value-type="float" office:value="18.3183183183183189"/>
          <table:table-cell office:value-type="float" office:value="4.8561719614351189"/>
          <table:table-cell office:value-type="float" office:value="0.0000000000000000"/>
          <table:table-cell office:value-type="float" office:value="28.5719930456772566"/>
          <table:table-cell office:value-type="float" office:value="2.4221590011063698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59"/>
          <table:table-cell office:value-type="string">
            <text:p>17</text:p>
          </table:table-cell>
          <table:table-cell office:value-type="string">
            <text:p>CAMPO LIMPO</text:p>
          </table:table-cell>
          <table:table-cell office:value-type="float" office:value="25.3621182765937832"/>
          <table:table-cell office:value-type="float" office:value="15.9470430851554550"/>
          <table:table-cell office:value-type="float" office:value="0.4705231109880985"/>
          <table:table-cell office:value-type="float" office:value="3.6949903127594790"/>
          <table:table-cell office:value-type="float" office:value="0.0000000000000000"/>
          <table:table-cell office:value-type="float" office:value="17.0449303441276889"/>
          <table:table-cell office:value-type="float" office:value="6.3428360549866207"/>
          <table:table-cell office:value-type="float" office:value="0.0000000000000000"/>
          <table:table-cell office:value-type="float" office:value="29.5368576436940629"/>
          <table:table-cell office:value-type="float" office:value="1.6007011716948059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61"/>
          <table:table-cell office:value-type="string">
            <text:p>83</text:p>
          </table:table-cell>
          <table:table-cell office:value-type="string">
            <text:p>VILA ANDRADE</text:p>
          </table:table-cell>
          <table:table-cell office:value-type="float" office:value="5.4199420769549027"/>
          <table:table-cell office:value-type="float" office:value="8.6470831609433176"/>
          <table:table-cell office:value-type="float" office:value="2.6479106330161355"/>
          <table:table-cell office:value-type="float" office:value="18.7836160529582124"/>
          <table:table-cell office:value-type="float" office:value="0.0000000000000000"/>
          <table:table-cell office:value-type="float" office:value="8.6884567645841955"/>
          <table:table-cell office:value-type="float" office:value="3.6822507240380635"/>
          <table:table-cell office:value-type="float" office:value="0.3309888291270169"/>
          <table:table-cell office:value-type="float" office:value="11.5846090194455940"/>
          <table:table-cell office:value-type="float" office:value="40.2151427389325633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3"/>
          <table:table-cell office:value-type="string">
            <text:p>68</text:p>
          </table:table-cell>
          <table:table-cell office:value-type="string">
            <text:p>SACOMA</text:p>
          </table:table-cell>
          <table:table-cell office:value-type="float" office:value="6.0146505642447030"/>
          <table:table-cell office:value-type="float" office:value="48.3745792912294519"/>
          <table:table-cell office:value-type="float" office:value="0.1306671946149277"/>
          <table:table-cell office:value-type="float" office:value="2.2609384280340530"/>
          <table:table-cell office:value-type="float" office:value="0.0000000000000000"/>
          <table:table-cell office:value-type="float" office:value="10.6949118986339329"/>
          <table:table-cell office:value-type="float" office:value="15.1573945753316153"/>
          <table:table-cell office:value-type="float" office:value="0.0079192239160562"/>
          <table:table-cell office:value-type="float" office:value="15.5691942189665387"/>
          <table:table-cell office:value-type="float" office:value="1.7897446050287071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4"/>
          <table:table-cell office:value-type="string">
            <text:p>27</text:p>
          </table:table-cell>
          <table:table-cell office:value-type="string">
            <text:p>CURSINO</text:p>
          </table:table-cell>
          <table:table-cell office:value-type="float" office:value="1.9142738243861839"/>
          <table:table-cell office:value-type="float" office:value="20.6111408358599384"/>
          <table:table-cell office:value-type="float" office:value="20.2009393020628991"/>
          <table:table-cell office:value-type="float" office:value="3.4896855121574220"/>
          <table:table-cell office:value-type="float" office:value="0.0000000000000000"/>
          <table:table-cell office:value-type="float" office:value="4.3100885797515014"/>
          <table:table-cell office:value-type="float" office:value="6.3313714999108264"/>
          <table:table-cell office:value-type="float" office:value="12.2584864157897862"/>
          <table:table-cell office:value-type="float" office:value="7.5381963022412455"/>
          <table:table-cell office:value-type="float" office:value="23.3458177278401990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5"/>
          <table:table-cell office:value-type="string">
            <text:p>34</text:p>
          </table:table-cell>
          <table:table-cell office:value-type="string">
            <text:p>IPIRANGA</text:p>
          </table:table-cell>
          <table:table-cell office:value-type="float" office:value="0.5023050987407968"/>
          <table:table-cell office:value-type="float" office:value="29.9869263056492130"/>
          <table:table-cell office:value-type="float" office:value="0.2477121034886121"/>
          <table:table-cell office:value-type="float" office:value="2.2087662561067916"/>
          <table:table-cell office:value-type="float" office:value="0.0000000000000000"/>
          <table:table-cell office:value-type="float" office:value="5.0436936626986864"/>
          <table:table-cell office:value-type="float" office:value="7.9749535539805958"/>
          <table:table-cell office:value-type="float" office:value="46.1226174912268618"/>
          <table:table-cell office:value-type="float" office:value="5.9175669166724010"/>
          <table:table-cell office:value-type="float" office:value="1.9954586114360420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6"/>
          <table:table-cell office:value-type="string">
            <text:p>32</text:p>
          </table:table-cell>
          <table:table-cell office:value-type="string">
            <text:p>MOEMA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1.6002169785733660"/>
          <table:table-cell office:value-type="float" office:value="7.0518036343911046"/>
          <table:table-cell office:value-type="float" office:value="63.6289666395443518"/>
          <table:table-cell office:value-type="float" office:value="0.4339571467317603"/>
          <table:table-cell office:value-type="float" office:value="0.1627339300244101"/>
          <table:table-cell office:value-type="float" office:value="26.6612422023325202"/>
          <table:table-cell office:value-type="float" office:value="0.0000000000000000"/>
          <table:table-cell office:value-type="float" office:value="0.4610794684024953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7"/>
          <table:table-cell office:value-type="string">
            <text:p>77</text:p>
          </table:table-cell>
          <table:table-cell office:value-type="string">
            <text:p>SAUDE</text:p>
          </table:table-cell>
          <table:table-cell office:value-type="float" office:value="0.1821701013321189"/>
          <table:table-cell office:value-type="float" office:value="3.5181600819765455"/>
          <table:table-cell office:value-type="float" office:value="0.0000000000000000"/>
          <table:table-cell office:value-type="float" office:value="5.0836843902994424"/>
          <table:table-cell office:value-type="float" office:value="4.8104292383012632"/>
          <table:table-cell office:value-type="float" office:value="3.3530684276443132"/>
          <table:table-cell office:value-type="float" office:value="2.6243880223158373"/>
          <table:table-cell office:value-type="float" office:value="79.2553797108049594"/>
          <table:table-cell office:value-type="float" office:value="1.0474780826596835"/>
          <table:table-cell office:value-type="float" office:value="0.1252419446658317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8"/>
          <table:table-cell office:value-type="string">
            <text:p>90</text:p>
          </table:table-cell>
          <table:table-cell office:value-type="string">
            <text:p>VILA MARIANA</text:p>
          </table:table-cell>
          <table:table-cell office:value-type="float" office:value="0.0315490587864129"/>
          <table:table-cell office:value-type="float" office:value="0.0105163529288043"/>
          <table:table-cell office:value-type="float" office:value="0.0105163529288043"/>
          <table:table-cell office:value-type="float" office:value="2.4818592911978130"/>
          <table:table-cell office:value-type="float" office:value="37.5328636029025162"/>
          <table:table-cell office:value-type="float" office:value="1.5879692922494482"/>
          <table:table-cell office:value-type="float" office:value="0.9464717635923863"/>
          <table:table-cell office:value-type="float" office:value="57.1248291092649154"/>
          <table:table-cell office:value-type="float" office:value="0.0630981175728258"/>
          <table:table-cell office:value-type="float" office:value="0.2103270585760859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79"/>
          <table:table-cell office:value-type="string">
            <text:p>58</text:p>
          </table:table-cell>
          <table:table-cell office:value-type="string">
            <text:p>PEDREIRA</text:p>
          </table:table-cell>
          <table:table-cell office:value-type="float" office:value="20.8429371089891333"/>
          <table:table-cell office:value-type="float" office:value="7.2769180111952592"/>
          <table:table-cell office:value-type="float" office:value="5.3918340467566672"/>
          <table:table-cell office:value-type="float" office:value="7.5238722423444191"/>
          <table:table-cell office:value-type="float" office:value="0.0000000000000000"/>
          <table:table-cell office:value-type="float" office:value="10.3720777082647349"/>
          <table:table-cell office:value-type="float" office:value="3.7783997365821533"/>
          <table:table-cell office:value-type="float" office:value="0.0000000000000000"/>
          <table:table-cell office:value-type="float" office:value="24.6707276918011189"/>
          <table:table-cell office:value-type="float" office:value="20.1432334540665146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80"/>
          <table:table-cell office:value-type="string">
            <text:p>22</text:p>
          </table:table-cell>
          <table:table-cell office:value-type="string">
            <text:p>CIDADE ADEMAR</text:p>
          </table:table-cell>
          <table:table-cell office:value-type="float" office:value="17.8242840482052607"/>
          <table:table-cell office:value-type="float" office:value="26.6521964493974366"/>
          <table:table-cell office:value-type="float" office:value="0.0323960088117144"/>
          <table:table-cell office:value-type="float" office:value="3.8940002591680707"/>
          <table:table-cell office:value-type="float" office:value="0.0000000000000000"/>
          <table:table-cell office:value-type="float" office:value="13.1236231696255032"/>
          <table:table-cell office:value-type="float" office:value="9.7738758584942342"/>
          <table:table-cell office:value-type="float" office:value="0.0550732149799145"/>
          <table:table-cell office:value-type="float" office:value="27.7309835428275235"/>
          <table:table-cell office:value-type="float" office:value="0.9135674484903459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86"/>
          <table:table-cell office:value-type="string">
            <text:p>71</text:p>
          </table:table-cell>
          <table:table-cell office:value-type="string">
            <text:p>SANTO AMARO</text:p>
          </table:table-cell>
          <table:table-cell office:value-type="float" office:value="0.7808875831142725"/>
          <table:table-cell office:value-type="float" office:value="18.4784289469614968"/>
          <table:table-cell office:value-type="float" office:value="3.0848925313128190"/>
          <table:table-cell office:value-type="float" office:value="15.3858048554198241"/>
          <table:table-cell office:value-type="float" office:value="0.6803773001391681"/>
          <table:table-cell office:value-type="float" office:value="2.8220194835317769"/>
          <table:table-cell office:value-type="float" office:value="5.3502396783670951"/>
          <table:table-cell office:value-type="float" office:value="27.6635224988402655"/>
          <table:table-cell office:value-type="float" office:value="6.0151538580485537"/>
          <table:table-cell office:value-type="float" office:value="19.7386732642647260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87"/>
          <table:table-cell office:value-type="string">
            <text:p>16</text:p>
          </table:table-cell>
          <table:table-cell office:value-type="string">
            <text:p>CAMPO GRANDE</text:p>
          </table:table-cell>
          <table:table-cell office:value-type="float" office:value="6.9721950537934898"/>
          <table:table-cell office:value-type="float" office:value="35.6224675143216416"/>
          <table:table-cell office:value-type="float" office:value="0.2165711890456895"/>
          <table:table-cell office:value-type="float" office:value="7.2865725862791679"/>
          <table:table-cell office:value-type="float" office:value="0.0000000000000000"/>
          <table:table-cell office:value-type="float" office:value="16.8296772390666476"/>
          <table:table-cell office:value-type="float" office:value="7.6777979600391220"/>
          <table:table-cell office:value-type="float" office:value="0.1397233477714126"/>
          <table:table-cell office:value-type="float" office:value="19.4634623445577759"/>
          <table:table-cell office:value-type="float" office:value="5.7915327651250523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88"/>
          <table:table-cell office:value-type="string">
            <text:p>15</text:p>
          </table:table-cell>
          <table:table-cell office:value-type="string">
            <text:p>CAMPO BELO</text:p>
          </table:table-cell>
          <table:table-cell office:value-type="float" office:value="1.1438375750643410"/>
          <table:table-cell office:value-type="float" office:value="28.1574683061671891"/>
          <table:table-cell office:value-type="float" office:value="0.0000000000000000"/>
          <table:table-cell office:value-type="float" office:value="8.6550376513201801"/>
          <table:table-cell office:value-type="float" office:value="4.4514345629587266"/>
          <table:table-cell office:value-type="float" office:value="3.8127919168811362"/>
          <table:table-cell office:value-type="float" office:value="7.1013249451911165"/>
          <table:table-cell office:value-type="float" office:value="42.1313506815365528"/>
          <table:table-cell office:value-type="float" office:value="3.0121056143360976"/>
          <table:table-cell office:value-type="float" office:value="1.5346487465446572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89"/>
          <table:table-cell office:value-type="string">
            <text:p>38</text:p>
          </table:table-cell>
          <table:table-cell office:value-type="string">
            <text:p>JABAQUARA</text:p>
          </table:table-cell>
          <table:table-cell office:value-type="float" office:value="7.8345412762948570"/>
          <table:table-cell office:value-type="float" office:value="37.9918684815273195"/>
          <table:table-cell office:value-type="float" office:value="0.3394025101643982"/>
          <table:table-cell office:value-type="float" office:value="4.7198161569736614"/>
          <table:table-cell office:value-type="float" office:value="0.1378822697542867"/>
          <table:table-cell office:value-type="float" office:value="10.7937069117907036"/>
          <table:table-cell office:value-type="float" office:value="11.9639384832950331"/>
          <table:table-cell office:value-type="float" office:value="2.8495669082552597"/>
          <table:table-cell office:value-type="float" office:value="20.6964822343998556"/>
          <table:table-cell office:value-type="float" office:value="2.6727947675446355"/>
          <table:table-cell office:value-type="string">
            <text:p>5</text:p>
          </table:table-cell>
          <table:table-cell office:value-type="string">
            <text:p>Sul</text:p>
          </table:table-cell>
        </table:table-row>
        <table:table-row>
          <table:table-cell office:value-type="float" office:value="57"/>
          <table:table-cell office:value-type="string">
            <text:p>35</text:p>
          </table:table-cell>
          <table:table-cell office:value-type="string">
            <text:p>ITAIM BIBI</text:p>
          </table:table-cell>
          <table:table-cell office:value-type="float" office:value="0.0118553645524600"/>
          <table:table-cell office:value-type="float" office:value="0.0000000000000000"/>
          <table:table-cell office:value-type="float" office:value="0.0000000000000000"/>
          <table:table-cell office:value-type="float" office:value="3.9478363959691758"/>
          <table:table-cell office:value-type="float" office:value="34.4991108476585637"/>
          <table:table-cell office:value-type="float" office:value="0.5927682276229994"/>
          <table:table-cell office:value-type="float" office:value="0.1185536455245999"/>
          <table:table-cell office:value-type="float" office:value="60.6639004149377570"/>
          <table:table-cell office:value-type="float" office:value="0.1185536455245999"/>
          <table:table-cell office:value-type="float" office:value="0.0474214582098400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2"/>
          <table:table-cell office:value-type="string">
            <text:p>94</text:p>
          </table:table-cell>
          <table:table-cell office:value-type="string">
            <text:p>VILA SONIA</text:p>
          </table:table-cell>
          <table:table-cell office:value-type="float" office:value="7.9660331581075621"/>
          <table:table-cell office:value-type="float" office:value="29.6738104865884864"/>
          <table:table-cell office:value-type="float" office:value="0.7143819921822347"/>
          <table:table-cell office:value-type="float" office:value="8.5321471896482013"/>
          <table:table-cell office:value-type="float" office:value="0.0000000000000000"/>
          <table:table-cell office:value-type="float" office:value="19.9285618007817789"/>
          <table:table-cell office:value-type="float" office:value="7.1977355438738373"/>
          <table:table-cell office:value-type="float" office:value="0.0404367165386171"/>
          <table:table-cell office:value-type="float" office:value="17.2529990564766145"/>
          <table:table-cell office:value-type="float" office:value="8.6938940558026694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0"/>
          <table:table-cell office:value-type="string">
            <text:p>54</text:p>
          </table:table-cell>
          <table:table-cell office:value-type="string">
            <text:p>MORUMBI</text:p>
          </table:table-cell>
          <table:table-cell office:value-type="float" office:value="1.3800205973223485"/>
          <table:table-cell office:value-type="float" office:value="7.7445932028836264"/>
          <table:table-cell office:value-type="float" office:value="2.1421215242018543"/>
          <table:table-cell office:value-type="float" office:value="69.2276004119464545"/>
          <table:table-cell office:value-type="float" office:value="0.0000000000000000"/>
          <table:table-cell office:value-type="float" office:value="3.1307929969104022"/>
          <table:table-cell office:value-type="float" office:value="1.8537590113285281"/>
          <table:table-cell office:value-type="float" office:value="5.6436663233779631"/>
          <table:table-cell office:value-type="float" office:value="2.3892893923789913"/>
          <table:table-cell office:value-type="float" office:value="6.4881565396498475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4"/>
          <table:table-cell office:value-type="string">
            <text:p>65</text:p>
          </table:table-cell>
          <table:table-cell office:value-type="string">
            <text:p>RAPOSO TAVARES</text:p>
          </table:table-cell>
          <table:table-cell office:value-type="float" office:value="17.2677781558353161"/>
          <table:table-cell office:value-type="float" office:value="10.7604627424293984"/>
          <table:table-cell office:value-type="float" office:value="3.4535556311670637"/>
          <table:table-cell office:value-type="float" office:value="2.1095610751956451"/>
          <table:table-cell office:value-type="float" office:value="0.0000000000000000"/>
          <table:table-cell office:value-type="float" office:value="22.3800612453215386"/>
          <table:table-cell office:value-type="float" office:value="6.2776454576386529"/>
          <table:table-cell office:value-type="float" office:value="0.0000000000000000"/>
          <table:table-cell office:value-type="float" office:value="17.9738006124532141"/>
          <table:table-cell office:value-type="float" office:value="19.7771350799591694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1"/>
          <table:table-cell office:value-type="string">
            <text:p>67</text:p>
          </table:table-cell>
          <table:table-cell office:value-type="string">
            <text:p>RIO PEQUENO</text:p>
          </table:table-cell>
          <table:table-cell office:value-type="float" office:value="8.2224909310761785"/>
          <table:table-cell office:value-type="float" office:value="30.5199516324062898"/>
          <table:table-cell office:value-type="float" office:value="1.7654171704957680"/>
          <table:table-cell office:value-type="float" office:value="9.0991535671100365"/>
          <table:table-cell office:value-type="float" office:value="0.0000000000000000"/>
          <table:table-cell office:value-type="float" office:value="15.7134220072551400"/>
          <table:table-cell office:value-type="float" office:value="11.0580411124546565"/>
          <table:table-cell office:value-type="float" office:value="0.0060459492140266"/>
          <table:table-cell office:value-type="float" office:value="16.1970979443772656"/>
          <table:table-cell office:value-type="float" office:value="7.4183796856106401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3"/>
          <table:table-cell office:value-type="string">
            <text:p>12</text:p>
          </table:table-cell>
          <table:table-cell office:value-type="string">
            <text:p>BUTANTA</text:p>
          </table:table-cell>
          <table:table-cell office:value-type="float" office:value="2.2628290096572621"/>
          <table:table-cell office:value-type="float" office:value="21.5016095436470387"/>
          <table:table-cell office:value-type="float" office:value="8.0571861389888291"/>
          <table:table-cell office:value-type="float" office:value="15.9439500094679030"/>
          <table:table-cell office:value-type="float" office:value="0.0000000000000000"/>
          <table:table-cell office:value-type="float" office:value="7.9341033895095627"/>
          <table:table-cell office:value-type="float" office:value="5.8890361673925389"/>
          <table:table-cell office:value-type="float" office:value="1.6284794546487409"/>
          <table:table-cell office:value-type="float" office:value="10.0738496496875598"/>
          <table:table-cell office:value-type="float" office:value="26.7089566370005684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5"/>
          <table:table-cell office:value-type="string">
            <text:p>62</text:p>
          </table:table-cell>
          <table:table-cell office:value-type="string">
            <text:p>PINHEIRO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458715596330275"/>
          <table:table-cell office:value-type="float" office:value="9.3730886850152899"/>
          <table:table-cell office:value-type="float" office:value="72.5535168195718683"/>
          <table:table-cell office:value-type="float" office:value="0.1070336391437309"/>
          <table:table-cell office:value-type="float" office:value="0.1834862385321101"/>
          <table:table-cell office:value-type="float" office:value="17.4006116207951074"/>
          <table:table-cell office:value-type="float" office:value="0.0152905198776758"/>
          <table:table-cell office:value-type="float" office:value="0.3211009174311926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8"/>
          <table:table-cell office:value-type="string">
            <text:p>45</text:p>
          </table:table-cell>
          <table:table-cell office:value-type="string">
            <text:p>JARDIM PAULISTA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2173560421735603"/>
          <table:table-cell office:value-type="float" office:value="95.3365774533657770"/>
          <table:table-cell office:value-type="float" office:value="0.0000000000000000"/>
          <table:table-cell office:value-type="float" office:value="0.0405515004055150"/>
          <table:table-cell office:value-type="float" office:value="0.4055150040551500"/>
          <table:table-cell office:value-type="float" office:value="0.0000000000000000"/>
          <table:table-cell office:value-type="float" office:value="0.0000000000000000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56"/>
          <table:table-cell office:value-type="string">
            <text:p>2</text:p>
          </table:table-cell>
          <table:table-cell office:value-type="string">
            <text:p>ALTO DE PINHEIROS</text:p>
          </table:table-cell>
          <table:table-cell office:value-type="float" office:value="0.0140884756269372"/>
          <table:table-cell office:value-type="float" office:value="0.0000000000000000"/>
          <table:table-cell office:value-type="float" office:value="0.3522118906734291"/>
          <table:table-cell office:value-type="float" office:value="41.0960834037757081"/>
          <table:table-cell office:value-type="float" office:value="2.1414482952944489"/>
          <table:table-cell office:value-type="float" office:value="1.3524936601859676"/>
          <table:table-cell office:value-type="float" office:value="0.5494505494505494"/>
          <table:table-cell office:value-type="float" office:value="52.1978021978022042"/>
          <table:table-cell office:value-type="float" office:value="0.1267962806424345"/>
          <table:table-cell office:value-type="float" office:value="2.1696252465483230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7"/>
          <table:table-cell office:value-type="string">
            <text:p>41</text:p>
          </table:table-cell>
          <table:table-cell office:value-type="string">
            <text:p>JAGUARE</text:p>
          </table:table-cell>
          <table:table-cell office:value-type="float" office:value="5.5248618784530397"/>
          <table:table-cell office:value-type="float" office:value="47.9175520611984780"/>
          <table:table-cell office:value-type="float" office:value="0.1062473438164046"/>
          <table:table-cell office:value-type="float" office:value="10.7734806629834274"/>
          <table:table-cell office:value-type="float" office:value="0.0000000000000000"/>
          <table:table-cell office:value-type="float" office:value="7.6285592860178513"/>
          <table:table-cell office:value-type="float" office:value="7.0548236294092650"/>
          <table:table-cell office:value-type="float" office:value="0.0000000000000000"/>
          <table:table-cell office:value-type="float" office:value="17.5520611984700352"/>
          <table:table-cell office:value-type="float" office:value="3.4424139396515092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3"/>
          <table:table-cell office:value-type="string">
            <text:p>60</text:p>
          </table:table-cell>
          <table:table-cell office:value-type="string">
            <text:p>PERDIZES</text:p>
          </table:table-cell>
          <table:table-cell office:value-type="float" office:value="0.2157962883038412"/>
          <table:table-cell office:value-type="float" office:value="0.5502805351747950"/>
          <table:table-cell office:value-type="float" office:value="0.5071212775140267"/>
          <table:table-cell office:value-type="float" office:value="11.8040569702201132"/>
          <table:table-cell office:value-type="float" office:value="30.1899007337073826"/>
          <table:table-cell office:value-type="float" office:value="1.1760897712559344"/>
          <table:table-cell office:value-type="float" office:value="1.1652999568407425"/>
          <table:table-cell office:value-type="float" office:value="52.3737591713422503"/>
          <table:table-cell office:value-type="float" office:value="1.2192490289167026"/>
          <table:table-cell office:value-type="float" office:value="0.7984462667242124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4"/>
          <table:table-cell office:value-type="string">
            <text:p>88</text:p>
          </table:table-cell>
          <table:table-cell office:value-type="string">
            <text:p>VILA LEOPOLDINA</text:p>
          </table:table-cell>
          <table:table-cell office:value-type="float" office:value="0.6245120999219360"/>
          <table:table-cell office:value-type="float" office:value="30.1587301587301582"/>
          <table:table-cell office:value-type="float" office:value="0.0000000000000000"/>
          <table:table-cell office:value-type="float" office:value="18.8914910226385615"/>
          <table:table-cell office:value-type="float" office:value="1.7174082747853241"/>
          <table:table-cell office:value-type="float" office:value="3.2006245120999219"/>
          <table:table-cell office:value-type="float" office:value="4.7098620869112668"/>
          <table:table-cell office:value-type="float" office:value="34.7124642206609408"/>
          <table:table-cell office:value-type="float" office:value="4.6317980744210248"/>
          <table:table-cell office:value-type="float" office:value="1.3531095498308614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6"/>
          <table:table-cell office:value-type="string">
            <text:p>48</text:p>
          </table:table-cell>
          <table:table-cell office:value-type="string">
            <text:p>LAPA</text:p>
          </table:table-cell>
          <table:table-cell office:value-type="float" office:value="0.4901960784313725"/>
          <table:table-cell office:value-type="float" office:value="11.2360630526720495"/>
          <table:table-cell office:value-type="float" office:value="0.0000000000000000"/>
          <table:table-cell office:value-type="float" office:value="13.4755863129565547"/>
          <table:table-cell office:value-type="float" office:value="0.9323337178008458"/>
          <table:table-cell office:value-type="float" office:value="3.4505959246443672"/>
          <table:table-cell office:value-type="float" office:value="3.4409842368319876"/>
          <table:table-cell office:value-type="float" office:value="62.6489811610918892"/>
          <table:table-cell office:value-type="float" office:value="3.8542868127643217"/>
          <table:table-cell office:value-type="float" office:value="0.4709727028066129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2"/>
          <table:table-cell office:value-type="string">
            <text:p>6</text:p>
          </table:table-cell>
          <table:table-cell office:value-type="string">
            <text:p>BARRA FUNDA</text:p>
          </table:table-cell>
          <table:table-cell office:value-type="float" office:value="0.5121638924455826"/>
          <table:table-cell office:value-type="float" office:value="26.6325224071702955"/>
          <table:table-cell office:value-type="float" office:value="0.0000000000000000"/>
          <table:table-cell office:value-type="float" office:value="1.5364916773367476"/>
          <table:table-cell office:value-type="float" office:value="10.8834827144686308"/>
          <table:table-cell office:value-type="float" office:value="0.8962868117797695"/>
          <table:table-cell office:value-type="float" office:value="4.8655569782330348"/>
          <table:table-cell office:value-type="float" office:value="48.0153649167733647"/>
          <table:table-cell office:value-type="float" office:value="5.7618437900128043"/>
          <table:table-cell office:value-type="float" office:value="0.8962868117797695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25"/>
          <table:table-cell office:value-type="string">
            <text:p>40</text:p>
          </table:table-cell>
          <table:table-cell office:value-type="string">
            <text:p>JAGUARA</text:p>
          </table:table-cell>
          <table:table-cell office:value-type="float" office:value="10.4571534332778082"/>
          <table:table-cell office:value-type="float" office:value="33.7405145289653845"/>
          <table:table-cell office:value-type="float" office:value="0.0000000000000000"/>
          <table:table-cell office:value-type="float" office:value="5.6450120303535076"/>
          <table:table-cell office:value-type="float" office:value="0.0000000000000000"/>
          <table:table-cell office:value-type="float" office:value="16.8239866740699640"/>
          <table:table-cell office:value-type="float" office:value="7.6624097723486964"/>
          <table:table-cell office:value-type="float" office:value="0.0000000000000000"/>
          <table:table-cell office:value-type="float" office:value="23.6165093466592673"/>
          <table:table-cell office:value-type="float" office:value="2.0544142143253752"/>
          <table:table-cell office:value-type="string">
            <text:p>4</text:p>
          </table:table-cell>
          <table:table-cell office:value-type="string">
            <text:p>Oeste</text:p>
          </table:table-cell>
        </table:table-row>
        <table:table-row>
          <table:table-cell office:value-type="float" office:value="35"/>
          <table:table-cell office:value-type="string">
            <text:p>49</text:p>
          </table:table-cell>
          <table:table-cell office:value-type="string">
            <text:p>LIBERDADE</text:p>
          </table:table-cell>
          <table:table-cell office:value-type="float" office:value="0.0261506276150628"/>
          <table:table-cell office:value-type="float" office:value="2.2751046025104604"/>
          <table:table-cell office:value-type="float" office:value="0.7583682008368201"/>
          <table:table-cell office:value-type="float" office:value="2.5627615062761508"/>
          <table:table-cell office:value-type="float" office:value="4.5240585774058575"/>
          <table:table-cell office:value-type="float" office:value="1.1244769874476988"/>
          <table:table-cell office:value-type="float" office:value="1.7259414225941423"/>
          <table:table-cell office:value-type="float" office:value="86.4801255230125463"/>
          <table:table-cell office:value-type="float" office:value="0.1307531380753138"/>
          <table:table-cell office:value-type="float" office:value="0.3922594142259414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33"/>
          <table:table-cell office:value-type="string">
            <text:p>14</text:p>
          </table:table-cell>
          <table:table-cell office:value-type="string">
            <text:p>CAMBUCI</text:p>
          </table:table-cell>
          <table:table-cell office:value-type="float" office:value="0.2281542322610084"/>
          <table:table-cell office:value-type="float" office:value="21.2183436002737800"/>
          <table:table-cell office:value-type="float" office:value="0.0000000000000000"/>
          <table:table-cell office:value-type="float" office:value="1.5742642026009577"/>
          <table:table-cell office:value-type="float" office:value="0.5932010038786218"/>
          <table:table-cell office:value-type="float" office:value="2.1218343600273788"/>
          <table:table-cell office:value-type="float" office:value="4.9737622632899843"/>
          <table:table-cell office:value-type="float" office:value="67.4423910563540829"/>
          <table:table-cell office:value-type="float" office:value="1.7796030116358657"/>
          <table:table-cell office:value-type="float" office:value="0.0684462696783025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31"/>
          <table:table-cell office:value-type="string">
            <text:p>7</text:p>
          </table:table-cell>
          <table:table-cell office:value-type="string">
            <text:p>BELA VISTA</text:p>
          </table:table-cell>
          <table:table-cell office:value-type="float" office:value="0.0000000000000000"/>
          <table:table-cell office:value-type="float" office:value="0.0895255147717099"/>
          <table:table-cell office:value-type="float" office:value="0.0000000000000000"/>
          <table:table-cell office:value-type="float" office:value="0.9847806624888094"/>
          <table:table-cell office:value-type="float" office:value="51.2981199641897945"/>
          <table:table-cell office:value-type="float" office:value="0.2685765443151298"/>
          <table:table-cell office:value-type="float" office:value="0.6266786034019696"/>
          <table:table-cell office:value-type="float" office:value="46.7323187108325868"/>
          <table:table-cell office:value-type="float" office:value="0.0000000000000000"/>
          <table:table-cell office:value-type="float" office:value="0.0000000000000000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34"/>
          <table:table-cell office:value-type="string">
            <text:p>26</text:p>
          </table:table-cell>
          <table:table-cell office:value-type="string">
            <text:p>CONSOLACAO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4.6088794926004226"/>
          <table:table-cell office:value-type="float" office:value="30.7610993657505283"/>
          <table:table-cell office:value-type="float" office:value="0.0000000000000000"/>
          <table:table-cell office:value-type="float" office:value="0.0000000000000000"/>
          <table:table-cell office:value-type="float" office:value="24.3128964059196626"/>
          <table:table-cell office:value-type="float" office:value="0.0000000000000000"/>
          <table:table-cell office:value-type="float" office:value="0.3171247357293869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30"/>
          <table:table-cell office:value-type="string">
            <text:p>78</text:p>
          </table:table-cell>
          <table:table-cell office:value-type="string">
            <text:p>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5000000000000000"/>
          <table:table-cell office:value-type="float" office:value="26.2500000000000000"/>
          <table:table-cell office:value-type="float" office:value="0.5000000000000000"/>
          <table:table-cell office:value-type="float" office:value="3.2500000000000000"/>
          <table:table-cell office:value-type="float" office:value="69.5000000000000000"/>
          <table:table-cell office:value-type="float" office:value="0.0000000000000000"/>
          <table:table-cell office:value-type="float" office:value="0.0000000000000000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28"/>
          <table:table-cell office:value-type="string">
            <text:p>66</text:p>
          </table:table-cell>
          <table:table-cell office:value-type="string">
            <text:p>REPUBLICA</text:p>
          </table:table-cell>
          <table:table-cell office:value-type="float" office:value="0.3558718861209964"/>
          <table:table-cell office:value-type="float" office:value="0.0000000000000000"/>
          <table:table-cell office:value-type="float" office:value="0.0000000000000000"/>
          <table:table-cell office:value-type="float" office:value="0.3558718861209964"/>
          <table:table-cell office:value-type="float" office:value="22.7758007117437700"/>
          <table:table-cell office:value-type="float" office:value="0.0000000000000000"/>
          <table:table-cell office:value-type="float" office:value="1.0676156583629894"/>
          <table:table-cell office:value-type="float" office:value="75.4448398576512460"/>
          <table:table-cell office:value-type="float" office:value="0.0000000000000000"/>
          <table:table-cell office:value-type="float" office:value="0.0000000000000000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29"/>
          <table:table-cell office:value-type="string">
            <text:p>69</text:p>
          </table:table-cell>
          <table:table-cell office:value-type="string">
            <text:p>SANTA CECILIA</text:p>
          </table:table-cell>
          <table:table-cell office:value-type="float" office:value="0.1327140013271400"/>
          <table:table-cell office:value-type="float" office:value="23.1585932315859324"/>
          <table:table-cell office:value-type="float" office:value="0.0000000000000000"/>
          <table:table-cell office:value-type="float" office:value="0.7299270072992701"/>
          <table:table-cell office:value-type="float" office:value="22.6940942269409405"/>
          <table:table-cell office:value-type="float" office:value="0.2654280026542800"/>
          <table:table-cell office:value-type="float" office:value="3.2514930325149303"/>
          <table:table-cell office:value-type="float" office:value="46.5826144658261470"/>
          <table:table-cell office:value-type="float" office:value="3.1851360318513606"/>
          <table:table-cell office:value-type="float" office:value="0.0000000000000000"/>
          <table:table-cell office:value-type="string">
            <text:p>1</text:p>
          </table:table-cell>
          <table:table-cell office:value-type="string">
            <text:p>Centro</text:p>
          </table:table-cell>
        </table:table-row>
        <table:table-row>
          <table:table-cell office:value-type="float" office:value="32"/>
          <table:table-cell office:value-type="string">
            <text:p>9</text:p>
          </table:table-cell>
          <table:table-cell office:value-type="string">
            <text:p>BOM RETIRO</text:p>
          </table:table-cell>
          <table:table-cell office:value-type="float" office:value="0.1276595744680851"/>
          <table:table-cell office:value-type="float" office:value="58.2978723404255419"/>
          <table:table-cell office:value-type="float" office:value="0.1276595744680851"/>
          <table:table-cell office:value-type="float" office:value="0.4680851063829787"/>
          <table:table-cell office:value-type="float" office:value="3.1063829787234050"/>
          <table:table-cell office:value-type="float" office:value="0.6808510638297873"/>
          <table:table-cell office:value-type="float" office:value="12.3404255319148959"/>
          <table:table-cell office:value-type="float" office:value="15.5744680851063855"/>
          <table:table-cell office:value-type="float" office:value="6.3404255319148932"/>
          <table:table-cell office:value-type="float" office:value="2.9361702127659579"/>
          <table:table-cell office:value-type="string">
            <text:p>1</text:p>
          </table:table-cell>
          <table:table-cell office:value-type="string">
            <text:p>Cent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